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meraZoom" table:style-name="ta1">
        <table:shapes>
          <draw:frame draw:z-index="0" draw:style-name="gr1" draw:text-style-name="P1" svg:width="265.7mm" svg:height="156.18mm" svg:x="68.83mm" svg:y="1.06mm">
            <loext:p draw:notify-on-update-of-ranges="CameraZoom.A2:CameraZoom.A5 CameraZoom.B1:CameraZoom.B1 CameraZoom.B2:CameraZoom.B5 CameraZoom.A2:CameraZoom.A5 CameraZoom.C1:CameraZoom.C1 CameraZoom.C2:CameraZoom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.4" calcext:value-type="float">
            <text:p>7.4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-1150" calcext:value-type="float">
            <text:p>-1150</text:p>
          </table:table-cell>
        </table:table-row>
      </table:table>
      <table:table table:name="BeamDamage" table:style-name="ta1">
        <table:shapes>
          <draw:frame draw:z-index="0" draw:style-name="gr1" draw:text-style-name="P1" svg:width="180.4mm" svg:height="98.67mm" svg:x="163.25mm" svg:y="4.25mm">
            <loext:p draw:notify-on-update-of-ranges="BeamDamage.A5:BeamDamage.A5 BeamDamage.A6:BeamDamage.A17 BeamDamage.C5:BeamDamage.C5 BeamDamage.C6:BeamDamage.C17 BeamDamage.E5:BeamDamage.E5 BeamDamage.E6:BeamDamage.E17 BeamDamage.A6:BeamDamage.A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.4mm" svg:height="98.67mm" svg:x="164.61mm" svg:y="108.38mm">
            <loext:p draw:notify-on-update-of-ranges="BeamDamage.A6:BeamDamage.A17 BeamDamage.C5:BeamDamage.C5 BeamDamage.C6:BeamDamage.C17 BeamDamage.A6:BeamDamage.A17 BeamDamage.E5:BeamDamage.E5 BeamDamage.E6:BeamDamage.E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tial Radius</text:p>
          </table:table-cell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2" office:value-type="float" office:value="0.5" calcext:value-type="float" table:number-columns-spanned="2" table:number-rows-spanned="1">
            <text:p>0.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Divergence</text:p>
          </table:table-cell>
          <table:table-cell table:style-name="ce2" office:value-type="float" office:value="0.005" calcext:value-type="float" table:number-columns-spanned="2" table:number-rows-spanned="1">
            <text:p>0.005</text:p>
          </table:table-cell>
          <table:covered-table-cell/>
          <table:table-cell table:style-name="ce2" office:value-type="float" office:value="0.005" calcext:value-type="float" table:number-columns-spanned="2" table:number-rows-spanned="1">
            <text:p>0.00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ase Damage</text:p>
          </table:table-cell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e-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1]+([.B$2]*[.$A6])" office:value-type="float" office:value="1" calcext:value-type="float">
            <text:p>1</text:p>
          </table:table-cell>
          <table:table-cell table:formula="of:=[.B$3]/([.B6]*[.B6])" office:value-type="float" office:value="3" calcext:value-type="float">
            <text:p>3</text:p>
          </table:table-cell>
          <table:table-cell table:formula="of:=[.D$1]+([.D$2]*[.$A6])" office:value-type="float" office:value="0.5" calcext:value-type="float">
            <text:p>0.5</text:p>
          </table:table-cell>
          <table:table-cell table:formula="of:=[.D$3]/([.D6]*[.D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]+([.B$2]*[.$A7])" office:value-type="float" office:value="1.05" calcext:value-type="float">
            <text:p>1.05</text:p>
          </table:table-cell>
          <table:table-cell table:formula="of:=[.B$3]/([.B7]*[.B7])" office:value-type="float" office:value="2.72108843537415" calcext:value-type="float">
            <text:p>2.72108843537415</text:p>
          </table:table-cell>
          <table:table-cell table:formula="of:=[.D$1]+([.D$2]*[.$A7])" office:value-type="float" office:value="0.55" calcext:value-type="float">
            <text:p>0.55</text:p>
          </table:table-cell>
          <table:table-cell table:formula="of:=[.D$3]/([.D7]*[.D7])" office:value-type="float" office:value="6.61157024793388" calcext:value-type="float">
            <text:p>6.6115702479338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]+([.B$2]*[.$A8])" office:value-type="float" office:value="1.25" calcext:value-type="float">
            <text:p>1.25</text:p>
          </table:table-cell>
          <table:table-cell table:formula="of:=[.B$3]/([.B8]*[.B8])" office:value-type="float" office:value="1.92" calcext:value-type="float">
            <text:p>1.92</text:p>
          </table:table-cell>
          <table:table-cell table:formula="of:=[.D$1]+([.D$2]*[.$A8])" office:value-type="float" office:value="0.75" calcext:value-type="float">
            <text:p>0.75</text:p>
          </table:table-cell>
          <table:table-cell table:formula="of:=[.D$3]/([.D8]*[.D8])" office:value-type="float" office:value="3.55555555555556" calcext:value-type="float">
            <text:p>3.5555555555555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1]+([.B$2]*[.$A9])" office:value-type="float" office:value="1.5" calcext:value-type="float">
            <text:p>1.5</text:p>
          </table:table-cell>
          <table:table-cell table:formula="of:=[.B$3]/([.B9]*[.B9])" office:value-type="float" office:value="1.33333333333333" calcext:value-type="float">
            <text:p>1.33333333333333</text:p>
          </table:table-cell>
          <table:table-cell table:formula="of:=[.D$1]+([.D$2]*[.$A9])" office:value-type="float" office:value="1" calcext:value-type="float">
            <text:p>1</text:p>
          </table:table-cell>
          <table:table-cell table:formula="of:=[.D$3]/([.D9]*[.D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$1]+([.B$2]*[.$A10])" office:value-type="float" office:value="2" calcext:value-type="float">
            <text:p>2</text:p>
          </table:table-cell>
          <table:table-cell table:formula="of:=[.B$3]/([.B10]*[.B10])" office:value-type="float" office:value="0.75" calcext:value-type="float">
            <text:p>0.75</text:p>
          </table:table-cell>
          <table:table-cell table:formula="of:=[.D$1]+([.D$2]*[.$A10])" office:value-type="float" office:value="1.5" calcext:value-type="float">
            <text:p>1.5</text:p>
          </table:table-cell>
          <table:table-cell table:formula="of:=[.D$3]/([.D10]*[.D10])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B$1]+([.B$2]*[.$A11])" office:value-type="float" office:value="3.5" calcext:value-type="float">
            <text:p>3.5</text:p>
          </table:table-cell>
          <table:table-cell table:formula="of:=[.B$3]/([.B11]*[.B11])" office:value-type="float" office:value="0.244897959183673" calcext:value-type="float">
            <text:p>0.244897959183673</text:p>
          </table:table-cell>
          <table:table-cell table:formula="of:=[.D$1]+([.D$2]*[.$A11])" office:value-type="float" office:value="3" calcext:value-type="float">
            <text:p>3</text:p>
          </table:table-cell>
          <table:table-cell table:formula="of:=[.D$3]/([.D11]*[.D11])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$1]+([.B$2]*[.$A12])" office:value-type="float" office:value="6" calcext:value-type="float">
            <text:p>6</text:p>
          </table:table-cell>
          <table:table-cell table:formula="of:=[.B$3]/([.B12]*[.B12])" office:value-type="float" office:value="0.0833333333333333" calcext:value-type="float">
            <text:p>0.083333333333333</text:p>
          </table:table-cell>
          <table:table-cell table:formula="of:=[.D$1]+([.D$2]*[.$A12])" office:value-type="float" office:value="5.5" calcext:value-type="float">
            <text:p>5.5</text:p>
          </table:table-cell>
          <table:table-cell table:formula="of:=[.D$3]/([.D12]*[.D12])" office:value-type="float" office:value="0.0661157024793388" calcext:value-type="float">
            <text:p>0.06611570247933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B$1]+([.B$2]*[.$A13])" office:value-type="float" office:value="8.5" calcext:value-type="float">
            <text:p>8.5</text:p>
          </table:table-cell>
          <table:table-cell table:formula="of:=[.B$3]/([.B13]*[.B13])" office:value-type="float" office:value="0.041522491349481" calcext:value-type="float">
            <text:p>0.041522491349481</text:p>
          </table:table-cell>
          <table:table-cell table:formula="of:=[.D$1]+([.D$2]*[.$A13])" office:value-type="float" office:value="8" calcext:value-type="float">
            <text:p>8</text:p>
          </table:table-cell>
          <table:table-cell table:formula="of:=[.D$3]/([.D13]*[.D13])" office:value-type="float" office:value="0.03125" calcext:value-type="float">
            <text:p>0.0312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1]+([.B$2]*[.$A14])" office:value-type="float" office:value="11" calcext:value-type="float">
            <text:p>11</text:p>
          </table:table-cell>
          <table:table-cell table:formula="of:=[.B$3]/([.B14]*[.B14])" office:value-type="float" office:value="0.0247933884297521" calcext:value-type="float">
            <text:p>0.024793388429752</text:p>
          </table:table-cell>
          <table:table-cell table:formula="of:=[.D$1]+([.D$2]*[.$A14])" office:value-type="float" office:value="10.5" calcext:value-type="float">
            <text:p>10.5</text:p>
          </table:table-cell>
          <table:table-cell table:formula="of:=[.D$3]/([.D14]*[.D14])" office:value-type="float" office:value="0.018140589569161" calcext:value-type="float">
            <text:p>0.01814058956916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B$1]+([.B$2]*[.$A15])" office:value-type="float" office:value="16" calcext:value-type="float">
            <text:p>16</text:p>
          </table:table-cell>
          <table:table-cell table:formula="of:=[.B$3]/([.B15]*[.B15])" office:value-type="float" office:value="0.01171875" calcext:value-type="float">
            <text:p>0.01171875</text:p>
          </table:table-cell>
          <table:table-cell table:formula="of:=[.D$1]+([.D$2]*[.$A15])" office:value-type="float" office:value="15.5" calcext:value-type="float">
            <text:p>15.5</text:p>
          </table:table-cell>
          <table:table-cell table:formula="of:=[.D$3]/([.D15]*[.D15])" office:value-type="float" office:value="0.00832466181061395" calcext:value-type="float">
            <text:p>0.008324661810614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$1]+([.B$2]*[.$A16])" office:value-type="float" office:value="21" calcext:value-type="float">
            <text:p>21</text:p>
          </table:table-cell>
          <table:table-cell table:formula="of:=[.B$3]/([.B16]*[.B16])" office:value-type="float" office:value="0.00680272108843537" calcext:value-type="float">
            <text:p>0.006802721088435</text:p>
          </table:table-cell>
          <table:table-cell table:formula="of:=[.D$1]+([.D$2]*[.$A16])" office:value-type="float" office:value="20.5" calcext:value-type="float">
            <text:p>20.5</text:p>
          </table:table-cell>
          <table:table-cell table:formula="of:=[.D$3]/([.D16]*[.D16])" office:value-type="float" office:value="0.00475907198096371" calcext:value-type="float">
            <text:p>0.00475907198096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$1]+([.B$2]*[.$A17])" office:value-type="float" office:value="51" calcext:value-type="float">
            <text:p>51</text:p>
          </table:table-cell>
          <table:table-cell table:formula="of:=[.B$3]/([.B17]*[.B17])" office:value-type="float" office:value="0.00115340253748558" calcext:value-type="float">
            <text:p>0.001153402537486</text:p>
          </table:table-cell>
          <table:table-cell table:formula="of:=[.D$1]+([.D$2]*[.$A17])" office:value-type="float" office:value="50.5" calcext:value-type="float">
            <text:p>50.5</text:p>
          </table:table-cell>
          <table:table-cell table:formula="of:=[.D$3]/([.D17]*[.D17])" office:value-type="float" office:value="0.000784236839525537" calcext:value-type="float">
            <text:p>0.0007842368395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11:21:14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40:04.986000000</meta:creation-date>
    <dc:date>2017-09-10T11:38:10.456000000</dc:date>
    <meta:editing-duration>PT9M27S</meta:editing-duration>
    <meta:editing-cycles>2</meta:editing-cycles>
    <meta:generator>LibreOffice/5.2.7.2$Windows_x86 LibreOffice_project/2b7f1e640c46ceb28adf43ee075a6e8b8439ed10</meta:generator>
    <meta:document-statistic meta:table-count="2" meta:cell-count="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71cm" svg:height="15.619cm" xlink:href=".." xlink:type="simple" chart:class="chart:scatter" chart:style-name="ch1">
        <chart:legend chart:legend-position="end" svg:x="23.084cm" svg:y="6.763cm" style:legend-expansion="high" chart:style-name="ch2"/>
        <chart:plot-area chart:style-name="ch3" table:cell-range-address="CameraZoom.A2:CameraZoom.C5 CameraZoom.B1:CameraZoom.C1" chart:data-source-has-labels="row" svg:x="0.531cm" svg:y="0.312cm" svg:width="22.022cm" svg:height="14.995cm">
          <chartooo:coordinate-region svg:x="1.337cm" svg:y="0.511cm" svg:width="20.117cm" svg:height="14.1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ameraZoom.B2:CameraZoom.B5" chart:label-cell-address="CameraZoom.B1:CameraZoom.B1" chart:class="chart:scatter">
            <chart:domain table:cell-range-address="CameraZoom.A2:CameraZoom.A5"/>
            <chart:regression-curve chart:style-name="ch8">
              <chart:equation chart:display-equation="true" chart:display-r-square="false" svg:x="3.498cm" svg:y="10.629cm"/>
            </chart:regression-curve>
            <chart:data-point chart:repeated="4"/>
          </chart:series>
          <chart:series chart:attached-axis="secondary-y" chart:style-name="ch9" chart:values-cell-range-address="CameraZoom.C2:CameraZoom.C5" chart:label-cell-address="CameraZoom.C1:CameraZoom.C1" chart:class="chart:scatter">
            <chart:regression-curve chart:style-name="ch10">
              <chart:equation chart:display-equation="true" chart:display-r-square="false" svg:x="5.889cm" svg:y="3.001cm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CameraZoom.B1:CameraZoom.B1</svg:desc>
                </draw:g>
              </table:table-cell>
              <table:table-cell office:value-type="string">
                <text:p>z</text:p>
                <draw:g>
                  <svg:desc>CameraZoom.C1:CameraZo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meraZoom.A2:CameraZoom.A5</svg:desc>
                </draw:g>
              </table:table-cell>
              <table:table-cell office:value-type="float" office:value="90">
                <text:p>90</text:p>
                <draw:g>
                  <svg:desc>CameraZoom.B2:CameraZoom.B5</svg:desc>
                </draw:g>
              </table:table-cell>
              <table:table-cell office:value-type="float" office:value="-50">
                <text:p>-50</text:p>
                <draw:g>
                  <svg:desc>CameraZoom.C2:CameraZoom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7.4">
                <text:p>7.4</text:p>
              </table:table-cell>
              <table:table-cell office:value-type="float" office:value="-650">
                <text:p>-6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.8">
                <text:p>5.8</text:p>
              </table:table-cell>
              <table:table-cell office:value-type="float" office:value="-1150">
                <text:p>-1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plot-area chart:style-name="ch2" table:cell-range-address="BeamDamage.A5:BeamDamage.A17 BeamDamage.C5:BeamDamage.C17 BeamDamage.E5:BeamDamage.E17" chart:data-source-has-labels="row" svg:x="1.371cm" svg:y="0.197cm" svg:width="16.31cm" svg:height="8.493cm">
          <chartooo:coordinate-region svg:x="2.654cm" svg:y="0.397cm" svg:width="14.562cm" svg:height="7.646cm"/>
          <chart:axis chart:dimension="x" chart:name="primary-x" chart:style-name="ch3">
            <chart:title svg:x="8.821cm" svg:y="8.887cm" chart:style-name="ch4">
              <text:p>Distance</text:p>
            </chart:title>
          </chart:axis>
          <chart:axis chart:dimension="y" chart:name="primary-y" chart:style-name="ch3">
            <chart:title svg:x="0.451cm" svg:y="5.135cm" chart:style-name="ch5">
              <text:p>Damage</text:p>
            </chart:title>
            <chart:grid chart:style-name="ch6" chart:class="major"/>
          </chart:axis>
          <chart:series chart:style-name="ch7" chart:values-cell-range-address="BeamDamage.C6:BeamDamage.C17" chart:label-cell-address="BeamDamage.C5:BeamDamage.C5" chart:class="chart:scatter">
            <chart:domain table:cell-range-address="BeamDamage.A6:BeamDamage.A17"/>
            <chart:data-point chart:repeated="12"/>
          </chart:series>
          <chart:series chart:style-name="ch8" chart:values-cell-range-address="BeamDamage.E6:BeamDamage.E17" chart:label-cell-address="BeamDamage.E5:BeamDamage.E5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mage-1</text:p>
                <draw:g>
                  <svg:desc>BeamDamage.C5:BeamDamage.C5</svg:desc>
                </draw:g>
              </table:table-cell>
              <table:table-cell office:value-type="string">
                <text:p>Damage-2</text:p>
                <draw:g>
                  <svg:desc>BeamDamage.E5:BeamDamag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6:BeamDamage.A17</svg:desc>
                </draw:g>
              </table:table-cell>
              <table:table-cell office:value-type="float" office:value="3">
                <text:p>3</text:p>
                <draw:g>
                  <svg:desc>BeamDamage.C6:BeamDamage.C17</svg:desc>
                </draw:g>
              </table:table-cell>
              <table:table-cell office:value-type="float" office:value="8">
                <text:p>8</text:p>
                <draw:g>
                  <svg:desc>BeamDamage.E6:BeamDamage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72108843537415">
                <text:p>2.72108843537415</text:p>
              </table:table-cell>
              <table:table-cell office:value-type="float" office:value="6.61157024793388">
                <text:p>6.6115702479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92">
                <text:p>1.92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5">
                <text:p>0.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61157024793388">
                <text:p>0.0661157024793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41522491349481">
                <text:p>0.04152249134948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247933884297521">
                <text:p>0.0247933884297521</text:p>
              </table:table-cell>
              <table:table-cell office:value-type="float" office:value="0.018140589569161">
                <text:p>0.018140589569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00832466181061395">
                <text:p>0.0083246618106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0.00475907198096371">
                <text:p>0.0047590719809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115340253748558">
                <text:p>0.00115340253748558</text:p>
              </table:table-cell>
              <table:table-cell office:value-type="float" office:value="0.000784236839525537">
                <text:p>0.000784236839525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41cm" svg:height="9.868cm" xlink:href=".." xlink:type="simple" chart:class="chart:scatter" chart:style-name="ch1">
        <chart:plot-area chart:style-name="ch2" table:cell-range-address="BeamDamage.A6:BeamDamage.A17 BeamDamage.C5:BeamDamage.C17 BeamDamage.E5:BeamDamage.E17" chart:data-source-has-labels="row" svg:x="1.371cm" svg:y="0.197cm" svg:width="16.31cm" svg:height="8.493cm">
          <chartooo:coordinate-region svg:x="1.807cm" svg:y="0.396cm" svg:width="15.409cm" svg:height="7.647cm"/>
          <chart:axis chart:dimension="x" chart:name="primary-x" chart:style-name="ch3">
            <chart:title svg:x="8.821cm" svg:y="8.887cm" chart:style-name="ch4">
              <text:p>Distance</text:p>
            </chart:title>
          </chart:axis>
          <chart:axis chart:dimension="y" chart:name="primary-y" chart:style-name="ch5">
            <chart:title svg:x="0.451cm" svg:y="5.135cm" chart:style-name="ch6">
              <text:p>Damage</text:p>
            </chart:title>
            <chart:grid chart:style-name="ch7" chart:class="major"/>
          </chart:axis>
          <chart:series chart:style-name="ch8" chart:values-cell-range-address="BeamDamage.C6:BeamDamage.C17" chart:label-cell-address="BeamDamage.C5:BeamDamage.C5" chart:class="chart:scatter">
            <chart:domain table:cell-range-address="BeamDamage.A6:BeamDamage.A17"/>
            <chart:data-point chart:repeated="12"/>
          </chart:series>
          <chart:series chart:style-name="ch9" chart:values-cell-range-address="BeamDamage.E6:BeamDamage.E17" chart:label-cell-address="BeamDamage.E5:BeamDamage.E5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mage-1</text:p>
                <draw:g>
                  <svg:desc>BeamDamage.C5:BeamDamage.C5</svg:desc>
                </draw:g>
              </table:table-cell>
              <table:table-cell office:value-type="string">
                <text:p>Damage-2</text:p>
                <draw:g>
                  <svg:desc>BeamDamage.E5:BeamDamag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eamDamage.A6:BeamDamage.A17</svg:desc>
                </draw:g>
              </table:table-cell>
              <table:table-cell office:value-type="float" office:value="3">
                <text:p>3</text:p>
                <draw:g>
                  <svg:desc>BeamDamage.C6:BeamDamage.C17</svg:desc>
                </draw:g>
              </table:table-cell>
              <table:table-cell office:value-type="float" office:value="8">
                <text:p>8</text:p>
                <draw:g>
                  <svg:desc>BeamDamage.E6:BeamDamage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72108843537415">
                <text:p>2.72108843537415</text:p>
              </table:table-cell>
              <table:table-cell office:value-type="float" office:value="6.61157024793388">
                <text:p>6.6115702479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92">
                <text:p>1.92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5">
                <text:p>0.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244897959183673">
                <text:p>0.24489795918367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661157024793388">
                <text:p>0.0661157024793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041522491349481">
                <text:p>0.04152249134948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0247933884297521">
                <text:p>0.0247933884297521</text:p>
              </table:table-cell>
              <table:table-cell office:value-type="float" office:value="0.018140589569161">
                <text:p>0.018140589569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00832466181061395">
                <text:p>0.0083246618106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0.00475907198096371">
                <text:p>0.004759071980963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">
                <text:p>10000</text:p>
              </table:table-cell>
              <table:table-cell office:value-type="float" office:value="0.00115340253748558">
                <text:p>0.00115340253748558</text:p>
              </table:table-cell>
              <table:table-cell office:value-type="float" office:value="0.000784236839525537">
                <text:p>0.000784236839525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